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E000000A7AB656BE707136129.png" manifest:media-type="image/png"/>
  <manifest:file-entry manifest:full-path="Pictures/10000201000000C80000008F5858F16B0E24BB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862cm" svg:height="8.481cm" draw:z-index="0"><draw:image xlink:href="Pictures/10000201000000C80000008F5858F16B0E24BB18.png" xlink:type="simple" xlink:show="embed" xlink:actuate="onLoad" loext:mime-type="image/x-vclgraphic"/></draw:frame></text:p>
      <text:p text:style-name="Standard"><draw:frame draw:style-name="fr2" draw:name="Image2" text:anchor-type="paragraph" svg:x="-0.321cm" svg:y="9.463cm" svg:width="17.011cm" svg:height="9.405cm" draw:z-index="1"><draw:image xlink:href="Pictures/100002010000012E000000A7AB656BE70713612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17:30.215211795</meta:creation-date>
    <dc:date>2018-11-20T14:42:13.682019843</dc:date>
    <meta:editing-duration>PT20H14M3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6.2$Linux_X86_64 LibreOffice_project/00$Build-2</meta:generator>
  </office:meta>
</office:document-meta>
</file>